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uár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usuár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usuário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usuário sem os campos obrigatórios</text:p>
          </table:table-cell>
          <table:table-cell office:value-type="string" calcext:value-type="string">
            <text:p>Erro – 1, 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usuár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usuário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usuário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usuário pelo nom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usuári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 office:value-type="string" calcext:value-type="string">
            <text:p>Erro –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30T16:40:30.501000000</dc:date>
    <meta:editing-duration>PT35M1S</meta:editing-duration>
    <meta:editing-cycles>6</meta:editing-cycles>
    <meta:generator>LibreOffice/7.5.2.2$Windows_X86_64 LibreOffice_project/53bb9681a964705cf672590721dbc85eb4d0c3a2</meta:generator>
    <meta:document-statistic meta:table-count="1" meta:cell-count="29" meta:object-count="0"/>
  </office:meta>
</office:document-meta>
</file>